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8.39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remallocspeedup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Image Filter Combination</text:p>
          </table:table-cell>
          <table:table-cell office:value-type="string" calcext:value-type="string">
            <text:p><text:s/>Sequential Time</text:p>
          </table:table-cell>
          <table:table-cell office:value-type="string" calcext:value-type="string">
            <text:p><text:s/>4 Threads Time</text:p>
          </table:table-cell>
          <table:table-cell office:value-type="string" calcext:value-type="string">
            <text:p><text:s/>8 Threads Time</text:p>
          </table:table-cell>
          <table:table-cell office:value-type="string" calcext:value-type="string">
            <text:p><text:s/>16 Threads Time</text:p>
          </table:table-cell>
          <table:table-cell office:value-type="string" calcext:value-type="string">
            <text:p><text:s/>32 Threads Time</text:p>
          </table:table-cell>
          <table:table-cell office:value-type="string" calcext:value-type="string">
            <text:p><text:s/>48 Threads 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-2048.tif / Gaussian-blur</text:p>
          </table:table-cell>
          <table:table-cell office:value-type="float" office:value="0.173909" calcext:value-type="float">
            <text:p>0.173909</text:p>
          </table:table-cell>
          <table:table-cell office:value-type="float" office:value="0.00495616" calcext:value-type="float">
            <text:p>0.00495616</text:p>
          </table:table-cell>
          <table:table-cell office:value-type="float" office:value="0.00494989" calcext:value-type="float">
            <text:p>0.00494989</text:p>
          </table:table-cell>
          <table:table-cell office:value-type="float" office:value="0.00560356" calcext:value-type="float">
            <text:p>0.00560356</text:p>
          </table:table-cell>
          <table:table-cell office:value-type="float" office:value="0.00560214" calcext:value-type="float">
            <text:p>0.00560214</text:p>
          </table:table-cell>
          <table:table-cell office:value-type="float" office:value="0.00561926" calcext:value-type="float">
            <text:p>0.00561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-2048.tif / Identity-7</text:p>
          </table:table-cell>
          <table:table-cell office:value-type="float" office:value="0.793982" calcext:value-type="float">
            <text:p>0.793982</text:p>
          </table:table-cell>
          <table:table-cell office:value-type="float" office:value="0.0310802" calcext:value-type="float">
            <text:p>0.0310802</text:p>
          </table:table-cell>
          <table:table-cell office:value-type="float" office:value="0.0272554" calcext:value-type="float">
            <text:p>0.0272554</text:p>
          </table:table-cell>
          <table:table-cell office:value-type="float" office:value="0.0350284" calcext:value-type="float">
            <text:p>0.0350284</text:p>
          </table:table-cell>
          <table:table-cell office:value-type="float" office:value="0.0282713" calcext:value-type="float">
            <text:p>0.0282713</text:p>
          </table:table-cell>
          <table:table-cell office:value-type="float" office:value="0.0351413" calcext:value-type="float">
            <text:p>0.0351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-8192.tif / Gaussian-blur</text:p>
          </table:table-cell>
          <table:table-cell office:value-type="float" office:value="2.77918" calcext:value-type="float">
            <text:p>2.77918</text:p>
          </table:table-cell>
          <table:table-cell office:value-type="float" office:value="0.0739212" calcext:value-type="float">
            <text:p>0.0739212</text:p>
          </table:table-cell>
          <table:table-cell office:value-type="float" office:value="0.0642453" calcext:value-type="float">
            <text:p>0.0642453</text:p>
          </table:table-cell>
          <table:table-cell office:value-type="float" office:value="0.0741716" calcext:value-type="float">
            <text:p>0.0741716</text:p>
          </table:table-cell>
          <table:table-cell office:value-type="float" office:value="0.0639725" calcext:value-type="float">
            <text:p>0.0639725</text:p>
          </table:table-cell>
          <table:table-cell office:value-type="float" office:value="0.0725392" calcext:value-type="float">
            <text:p>0.0725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-8192.tif / Identity-7</text:p>
          </table:table-cell>
          <table:table-cell office:value-type="float" office:value="12.8191" calcext:value-type="float">
            <text:p>12.8191</text:p>
          </table:table-cell>
          <table:table-cell office:value-type="float" office:value="0.065547" calcext:value-type="float">
            <text:p>0.065547</text:p>
          </table:table-cell>
          <table:table-cell office:value-type="float" office:value="0.0621632" calcext:value-type="float">
            <text:p>0.0621632</text:p>
          </table:table-cell>
          <table:table-cell office:value-type="float" office:value="0.0593122" calcext:value-type="float">
            <text:p>0.0593122</text:p>
          </table:table-cell>
          <table:table-cell office:value-type="float" office:value="0.058317" calcext:value-type="float">
            <text:p>0.058317</text:p>
          </table:table-cell>
          <table:table-cell office:value-type="float" office:value="0.118341" calcext:value-type="float">
            <text:p>0.11834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peedup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age Filter Combination</text:p>
          </table:table-cell>
          <table:table-cell office:value-type="string" calcext:value-type="string">
            <text:p><text:s/>Sequential Time</text:p>
          </table:table-cell>
          <table:table-cell office:value-type="string" calcext:value-type="string">
            <text:p>Speedup 4</text:p>
          </table:table-cell>
          <table:table-cell office:value-type="string" calcext:value-type="string">
            <text:p>Speedup 8</text:p>
          </table:table-cell>
          <table:table-cell office:value-type="string" calcext:value-type="string">
            <text:p>Speedup 16</text:p>
          </table:table-cell>
          <table:table-cell office:value-type="string" calcext:value-type="string">
            <text:p>Speedup 32</text:p>
          </table:table-cell>
          <table:table-cell office:value-type="string" calcext:value-type="string">
            <text:p>Speedup 48</text:p>
          </table:table-cell>
          <table:table-cell office:value-type="string" calcext:value-type="string">
            <text:p><text:s/>4 Threads Time</text:p>
          </table:table-cell>
          <table:table-cell office:value-type="string" calcext:value-type="string">
            <text:p><text:s/>8 Threads Time</text:p>
          </table:table-cell>
          <table:table-cell office:value-type="string" calcext:value-type="string">
            <text:p><text:s/>16 Threads Time</text:p>
          </table:table-cell>
          <table:table-cell office:value-type="string" calcext:value-type="string">
            <text:p><text:s/>32 Threads Time</text:p>
          </table:table-cell>
          <table:table-cell office:value-type="string" calcext:value-type="string">
            <text:p><text:s/>48 Threads Time</text:p>
          </table:table-cell>
        </table:table-row>
        <table:table-row table:style-name="ro1">
          <table:table-cell office:value-type="string" calcext:value-type="string">
            <text:p>earth-2048.tif / Gaussian-blur</text:p>
          </table:table-cell>
          <table:table-cell office:value-type="float" office:value="0.173909" calcext:value-type="float">
            <text:p>0.173909</text:p>
          </table:table-cell>
          <table:table-cell table:formula="of:=[.B10]/[.H10]" office:value-type="float" office:value="35.0894644240702" calcext:value-type="float">
            <text:p>35.0894644240702</text:p>
          </table:table-cell>
          <table:table-cell table:formula="of:=[.B10]/[.I10]" office:value-type="float" office:value="35.1339120667328" calcext:value-type="float">
            <text:p>35.1339120667328</text:p>
          </table:table-cell>
          <table:table-cell table:formula="of:=[.B10]/[.J10]" office:value-type="float" office:value="31.0354488932036" calcext:value-type="float">
            <text:p>31.0354488932036</text:p>
          </table:table-cell>
          <table:table-cell table:formula="of:=[.B10]/[.K10]" office:value-type="float" office:value="31.0433155901138" calcext:value-type="float">
            <text:p>31.0433155901138</text:p>
          </table:table-cell>
          <table:table-cell table:formula="of:=[.B10]/[.L10]" office:value-type="float" office:value="30.9487370223125" calcext:value-type="float">
            <text:p>30.9487370223125</text:p>
          </table:table-cell>
          <table:table-cell office:value-type="float" office:value="0.00495616" calcext:value-type="float">
            <text:p>0.00495616</text:p>
          </table:table-cell>
          <table:table-cell office:value-type="float" office:value="0.00494989" calcext:value-type="float">
            <text:p>0.00494989</text:p>
          </table:table-cell>
          <table:table-cell office:value-type="float" office:value="0.00560356" calcext:value-type="float">
            <text:p>0.00560356</text:p>
          </table:table-cell>
          <table:table-cell office:value-type="float" office:value="0.00560214" calcext:value-type="float">
            <text:p>0.00560214</text:p>
          </table:table-cell>
          <table:table-cell office:value-type="float" office:value="0.00561926" calcext:value-type="float">
            <text:p>0.00561926</text:p>
          </table:table-cell>
        </table:table-row>
        <table:table-row table:style-name="ro1">
          <table:table-cell office:value-type="string" calcext:value-type="string">
            <text:p>earth-2048.tif / Identity-7</text:p>
          </table:table-cell>
          <table:table-cell office:value-type="float" office:value="0.793982" calcext:value-type="float">
            <text:p>0.793982</text:p>
          </table:table-cell>
          <table:table-cell table:formula="of:=[.B11]/[.H11]" office:value-type="float" office:value="25.546232006229" calcext:value-type="float">
            <text:p>25.546232006229</text:p>
          </table:table-cell>
          <table:table-cell table:formula="of:=[.B11]/[.I11]" office:value-type="float" office:value="29.1311813438805" calcext:value-type="float">
            <text:p>29.1311813438805</text:p>
          </table:table-cell>
          <table:table-cell table:formula="of:=[.B11]/[.J11]" office:value-type="float" office:value="22.6668075047676" calcext:value-type="float">
            <text:p>22.6668075047676</text:p>
          </table:table-cell>
          <table:table-cell table:formula="of:=[.B11]/[.K11]" office:value-type="float" office:value="28.0843823948669" calcext:value-type="float">
            <text:p>28.0843823948669</text:p>
          </table:table-cell>
          <table:table-cell table:formula="of:=[.B11]/[.L11]" office:value-type="float" office:value="22.5939848554265" calcext:value-type="float">
            <text:p>22.5939848554265</text:p>
          </table:table-cell>
          <table:table-cell office:value-type="float" office:value="0.0310802" calcext:value-type="float">
            <text:p>0.0310802</text:p>
          </table:table-cell>
          <table:table-cell office:value-type="float" office:value="0.0272554" calcext:value-type="float">
            <text:p>0.0272554</text:p>
          </table:table-cell>
          <table:table-cell office:value-type="float" office:value="0.0350284" calcext:value-type="float">
            <text:p>0.0350284</text:p>
          </table:table-cell>
          <table:table-cell office:value-type="float" office:value="0.0282713" calcext:value-type="float">
            <text:p>0.0282713</text:p>
          </table:table-cell>
          <table:table-cell office:value-type="float" office:value="0.0351413" calcext:value-type="float">
            <text:p>0.0351413</text:p>
          </table:table-cell>
        </table:table-row>
        <table:table-row table:style-name="ro1">
          <table:table-cell office:value-type="string" calcext:value-type="string">
            <text:p>earth-8192.tif / Gaussian-blur</text:p>
          </table:table-cell>
          <table:table-cell office:value-type="float" office:value="2.77918" calcext:value-type="float">
            <text:p>2.77918</text:p>
          </table:table-cell>
          <table:table-cell table:formula="of:=[.B12]/[.H12]" office:value-type="float" office:value="37.5965217014875" calcext:value-type="float">
            <text:p>37.5965217014875</text:p>
          </table:table-cell>
          <table:table-cell table:formula="of:=[.B12]/[.I12]" office:value-type="float" office:value="43.2588843074902" calcext:value-type="float">
            <text:p>43.2588843074902</text:p>
          </table:table-cell>
          <table:table-cell table:formula="of:=[.B12]/[.J12]" office:value-type="float" office:value="37.4695975278948" calcext:value-type="float">
            <text:p>37.4695975278948</text:p>
          </table:table-cell>
          <table:table-cell table:formula="of:=[.B12]/[.K12]" office:value-type="float" office:value="43.4433545664153" calcext:value-type="float">
            <text:p>43.4433545664153</text:p>
          </table:table-cell>
          <table:table-cell table:formula="of:=[.B12]/[.L12]" office:value-type="float" office:value="38.3128019057282" calcext:value-type="float">
            <text:p>38.3128019057282</text:p>
          </table:table-cell>
          <table:table-cell office:value-type="float" office:value="0.0739212" calcext:value-type="float">
            <text:p>0.0739212</text:p>
          </table:table-cell>
          <table:table-cell office:value-type="float" office:value="0.0642453" calcext:value-type="float">
            <text:p>0.0642453</text:p>
          </table:table-cell>
          <table:table-cell office:value-type="float" office:value="0.0741716" calcext:value-type="float">
            <text:p>0.0741716</text:p>
          </table:table-cell>
          <table:table-cell office:value-type="float" office:value="0.0639725" calcext:value-type="float">
            <text:p>0.0639725</text:p>
          </table:table-cell>
          <table:table-cell office:value-type="float" office:value="0.0725392" calcext:value-type="float">
            <text:p>0.0725392</text:p>
          </table:table-cell>
        </table:table-row>
        <table:table-row table:style-name="ro1">
          <table:table-cell office:value-type="string" calcext:value-type="string">
            <text:p>earth-8192.tif / Identity-7</text:p>
          </table:table-cell>
          <table:table-cell office:value-type="float" office:value="12.8191" calcext:value-type="float">
            <text:p>12.8191</text:p>
          </table:table-cell>
          <table:table-cell table:formula="of:=[.B13]/[.H13]" office:value-type="float" office:value="195.571116908478" calcext:value-type="float">
            <text:p>195.571116908478</text:p>
          </table:table-cell>
          <table:table-cell table:formula="of:=[.B13]/[.I13]" office:value-type="float" office:value="206.216861422835" calcext:value-type="float">
            <text:p>206.216861422835</text:p>
          </table:table-cell>
          <table:table-cell table:formula="of:=[.B13]/[.J13]" office:value-type="float" office:value="216.12922805089" calcext:value-type="float">
            <text:p>216.12922805089</text:p>
          </table:table-cell>
          <table:table-cell table:formula="of:=[.B13]/[.K13]" office:value-type="float" office:value="219.817548913696" calcext:value-type="float">
            <text:p>219.817548913696</text:p>
          </table:table-cell>
          <table:table-cell table:formula="of:=[.B13]/[.L13]" office:value-type="float" office:value="108.323404399152" calcext:value-type="float">
            <text:p>108.323404399152</text:p>
          </table:table-cell>
          <table:table-cell office:value-type="float" office:value="0.065547" calcext:value-type="float">
            <text:p>0.065547</text:p>
          </table:table-cell>
          <table:table-cell office:value-type="float" office:value="0.0621632" calcext:value-type="float">
            <text:p>0.0621632</text:p>
          </table:table-cell>
          <table:table-cell office:value-type="float" office:value="0.0593122" calcext:value-type="float">
            <text:p>0.0593122</text:p>
          </table:table-cell>
          <table:table-cell office:value-type="float" office:value="0.058317" calcext:value-type="float">
            <text:p>0.058317</text:p>
          </table:table-cell>
          <table:table-cell office:value-type="float" office:value="0.118341" calcext:value-type="float">
            <text:p>0.118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22:24:51.678225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10:45:57.125939638</dc:date>
    <meta:editing-duration>PT3M23S</meta:editing-duration>
    <meta:editing-cycles>2</meta:editing-cycles>
    <meta:generator>LibreOffice/5.2.7.2$Linux_X86_64 LibreOffice_project/20m0$Build-2</meta:generator>
    <meta:document-statistic meta:table-count="1" meta:cell-count="96" meta:object-count="0"/>
  </office:meta>
</office:document-meta>
</file>